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849cm"/>
    </style:style>
    <style:style style:name="co4" style:family="table-column">
      <style:table-column-properties fo:break-before="auto" style:column-width="0.982cm"/>
    </style:style>
    <style:style style:name="co5" style:family="table-column">
      <style:table-column-properties fo:break-before="auto" style:column-width="1.63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625cm" fo:break-before="auto" style:use-optimal-row-height="true"/>
    </style:style>
    <style:style style:name="ro4" style:family="table-row">
      <style:table-row-properties style:row-height="0.831cm" fo:break-before="auto" style:use-optimal-row-height="true"/>
    </style:style>
    <style:style style:name="ro5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1" table:default-cell-style-name="ce3"/>
        <table:table-row table:style-name="ro1" table:number-rows-repeated="2">
          <table:table-cell table:style-name="Default" table:number-columns-repeated="7"/>
          <table:table-cell/>
          <table:table-cell table:style-name="Default"/>
        </table:table-row>
        <table:table-row table:style-name="ro2">
          <table:table-cell table:style-name="ce1" office:value-type="string">
            <text:p>Line</text:p>
          </table:table-cell>
          <table:table-cell table:style-name="ce1"/>
          <table:table-cell table:style-name="ce4" office:value-type="string">
            <text:p>Phase/Section</text:p>
          </table:table-cell>
          <table:table-cell table:style-name="ce4" office:value-type="string" table:number-columns-spanned="2" table:number-rows-spanned="1">
            <text:p>Terminals</text:p>
          </table:table-cell>
          <table:covered-table-cell table:style-name="Default"/>
          <table:table-cell table:style-name="ce4" office:value-type="string">
            <text:p>Construction since</text:p>
          </table:table-cell>
          <table:table-cell table:style-name="ce4" office:value-type="string">
            <text:p>Planned operation time</text:p>
          </table:table-cell>
          <table:table-cell table:style-name="ce4" office:value-type="string">
            <text:p>Length</text:p>
            <text:p>in <text:a xlink:href="https://en.wikipedia.org/wiki/Kilometre">km</text:a></text:p>
          </table:table-cell>
          <table:table-cell table:style-name="ce4" office:value-type="string">
            <text:p>Stations</text:p>
          </table:table-cell>
        </table:table-row>
        <table:table-row table:style-name="ro1">
          <table:table-cell table:style-name="ce2" table:number-columns-spanned="9" table:number-rows-spanned="1"/>
          <table:covered-table-cell table:style-name="ce2"/>
          <table:covered-table-cell table:number-columns-repeated="5" table:style-name="Default"/>
          <table:covered-table-cell/>
          <table:covered-table-cell table:style-name="Default"/>
        </table:table-row>
        <table:table-row table:style-name="ro3">
          <table:table-cell office:value-type="string">
            <text:p>  <text:a xlink:href="https://en.wikipedia.org/w/index.php?title=Line_4_(Xi%27an_Metro)&amp;action=edit&amp;redlink=1">Line 4</text:a></text:p>
          </table:table-cell>
          <table:table-cell office:value-type="string">
            <text:p>X</text:p>
          </table:table-cell>
          <table:table-cell office:value-type="string">
            <text:p>Phase I (Except Xi'an Railway Station)</text:p>
          </table:table-cell>
          <table:table-cell office:value-type="string">
            <text:p><text:a xlink:href="https://en.wikipedia.org/wiki/Xi%27an_North_Railway_Station">Xi'an North Railway Station</text:a></text:p>
          </table:table-cell>
          <table:table-cell office:value-type="string">
            <text:p>Hangtian New City</text:p>
          </table:table-cell>
          <table:table-cell office:value-type="float" office:value="2011">
            <text:p>2011</text:p>
          </table:table-cell>
          <table:table-cell office:value-type="string">
            <text:p>Winter 2018<text:a xlink:href="https://en.wikipedia.org/wiki/Xi%27an_Metro#cite_note-西安地铁四号线昨开始盾构_从南到北共设29站-9">[9]</text:a></text:p>
          </table:table-cell>
          <table:table-cell table:style-name="ce3" office:value-type="string">
            <text:p>35.2</text:p>
          </table:table-cell>
          <table:table-cell office:value-type="float" office:value="29">
            <text:p>29</text:p>
          </table:table-cell>
        </table:table-row>
        <table:table-row table:style-name="ro4">
          <table:table-cell office:value-type="string">
            <text:p>  <text:a xlink:href="https://en.wikipedia.org/wiki/Line_1_(Xi%27an_Metro)">Line 1</text:a></text:p>
          </table:table-cell>
          <table:table-cell office:value-type="string">
            <text:p>X</text:p>
          </table:table-cell>
          <table:table-cell office:value-type="string">
            <text:p>Phase II</text:p>
          </table:table-cell>
          <table:table-cell office:value-type="string">
            <text:p>Fenghe Forest Park</text:p>
          </table:table-cell>
          <table:table-cell office:value-type="string">
            <text:p><text:a xlink:href="https://en.wikipedia.org/wiki/Houweizhai_Station">Houweizhai</text:a></text:p>
          </table:table-cell>
          <table:table-cell office:value-type="float" office:value="2015">
            <text:p>2015</text:p>
          </table:table-cell>
          <table:table-cell office:value-type="string">
            <text:p>2019<text:a xlink:href="https://en.wikipedia.org/wiki/Xi%27an_Metro#cite_note-10">[10]</text:a></text:p>
          </table:table-cell>
          <table:table-cell table:style-name="ce5" office:value-type="date" office:date-value="2018-01-06">
            <text:p>06/01/18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  <text:a xlink:href="https://en.wikipedia.org/w/index.php?title=Line_5_(Xi%27an_Metro)&amp;action=edit&amp;redlink=1">Line 5</text:a></text:p>
          </table:table-cell>
          <table:table-cell office:value-type="string">
            <text:p>X ( ? baidu ; 2021)</text:p>
          </table:table-cell>
          <table:table-cell office:value-type="string">
            <text:p>Phase I</text:p>
          </table:table-cell>
          <table:table-cell office:value-type="string">
            <text:p>Fangzhicheng Railway Station</text:p>
          </table:table-cell>
          <table:table-cell office:value-type="string">
            <text:p>Hepingcun</text:p>
          </table:table-cell>
          <table:table-cell office:value-type="float" office:value="2016">
            <text:p>2016</text:p>
          </table:table-cell>
          <table:table-cell office:value-type="string">
            <text:p>2020<text:a xlink:href="https://en.wikipedia.org/wiki/Xi%27an_Metro#cite_note-11">[11]</text:a></text:p>
          </table:table-cell>
          <table:table-cell table:style-name="ce5" office:value-type="date" office:date-value="2018-01-25">
            <text:p>25/01/18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  <text:a xlink:href="https://en.wikipedia.org/w/index.php?title=Line_6_(Xi%27an_Metro)&amp;action=edit&amp;redlink=1">Line 6</text:a></text:p>
          </table:table-cell>
          <table:table-cell office:value-type="string">
            <text:p>X</text:p>
          </table:table-cell>
          <table:table-cell office:value-type="string">
            <text:p>Phase I</text:p>
          </table:table-cell>
          <table:table-cell office:value-type="string">
            <text:p>Xi'an South Railway Station</text:p>
          </table:table-cell>
          <table:table-cell office:value-type="string">
            <text:p>Laodong South Road</text:p>
          </table:table-cell>
          <table:table-cell office:value-type="float" office:value="2016">
            <text:p>2016</text:p>
          </table:table-cell>
          <table:table-cell office:value-type="string">
            <text:p>2021<text:a xlink:href="https://en.wikipedia.org/wiki/Xi%27an_Metro#cite_note-12">[12]</text:a></text:p>
          </table:table-cell>
          <table:table-cell table:style-name="ce5" office:value-type="date" office:date-value="2018-01-20">
            <text:p>20/01/18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  <text:a xlink:href="https://en.wikipedia.org/w/index.php?title=Line_6_(Xi%27an_Metro)&amp;action=edit&amp;redlink=1">Line 6</text:a></text:p>
          </table:table-cell>
          <table:table-cell office:value-type="string">
            <text:p>X</text:p>
          </table:table-cell>
          <table:table-cell office:value-type="string">
            <text:p>Phase II</text:p>
          </table:table-cell>
          <table:table-cell office:value-type="string">
            <text:p>Laodong South Road</text:p>
          </table:table-cell>
          <table:table-cell office:value-type="string">
            <text:p><text:a xlink:href="https://en.wikipedia.org/wiki/Fangzhicheng_Station">Fangzhicheng</text:a></text:p>
          </table:table-cell>
          <table:table-cell office:value-type="float" office:value="2017">
            <text:p>2017</text:p>
          </table:table-cell>
          <table:table-cell office:value-type="float" office:value="2021">
            <text:p>2021</text:p>
          </table:table-cell>
          <table:table-cell table:style-name="ce5" office:value-type="date" office:date-value="2018-08-19">
            <text:p>19/08/18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Lintong Line</text:p>
          </table:table-cell>
          <table:table-cell/>
          <table:table-cell office:value-type="string">
            <text:p>Test Section</text:p>
          </table:table-cell>
          <table:table-cell office:value-type="string">
            <text:p>Fangzhicheng Railway Station</text:p>
          </table:table-cell>
          <table:table-cell office:value-type="string">
            <text:p>Qinhan Avenue</text:p>
          </table:table-cell>
          <table:table-cell office:value-type="string">
            <text:p>2014<text:a xlink:href="https://en.wikipedia.org/wiki/Xi%27an_Metro#cite_note-13">[13]</text:a></text:p>
          </table:table-cell>
          <table:table-cell table:style-name="ce2"/>
          <table:table-cell table:style-name="ce3" office:value-type="float" office:value="25">
            <text:p>25</text:p>
          </table:table-cell>
          <table:table-cell office:value-type="float" office:value="15">
            <text:p>15</text:p>
          </table:table-cell>
        </table:table-row>
        <table:table-row table:style-name="ro5">
          <table:table-cell table:style-name="Default"/>
          <table:table-cell table:style-name="Default" office:value-type="string">
            <text:p>6bis</text:p>
          </table:table-cell>
          <table:table-cell table:style-name="Default" office:value-type="float" office:value="2022">
            <text:p>2022</text:p>
          </table:table-cell>
          <table:table-cell table:style-name="Default" office:value-type="string">
            <text:p>(baidu)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5">
          <table:table-cell table:style-name="Default"/>
          <table:table-cell table:style-name="Default" office:value-type="float" office:value="14">
            <text:p>14</text:p>
          </table:table-cell>
          <table:table-cell table:style-name="Default" office:value-type="float" office:value="2020">
            <text:p>2020</text:p>
          </table:table-cell>
          <table:table-cell table:style-name="Default" office:value-type="string">
            <text:p>(baidu)</text:p>
          </table:table-cell>
          <table:table-cell table:style-name="Default" table:number-columns-repeated="3"/>
          <table:table-cell/>
          <table:table-cell table:style-name="Default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25/11/2018</text:date>, <text:time>19:5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8-11-25T19:37:52</meta:creation-date>
    <dc:date>2018-11-25T19:57:06</dc:date>
    <dc:creator>Juste Raimbault</dc:creator>
    <meta:editing-duration>PT3M48S</meta:editing-duration>
    <meta:editing-cycles>2</meta:editing-cycles>
    <meta:generator>OpenOffice/4.1.3$Unix OpenOffice.org_project/413m1$Build-9783</meta:generator>
    <meta:document-statistic meta:table-count="3" meta:cell-count="65" meta:object-count="0"/>
    <meta:user-defined meta:name=""/>
  </office:meta>
</office:document-meta>
</file>